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1.1661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7811in"/>
    </style:style>
    <style:style style:name="co1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563in"/>
    </style:style>
    <style:style style:name="co9" style:family="table-column">
      <style:table-column-properties fo:break-before="auto" style:column-width="0.7063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7437in"/>
    </style:style>
    <style:style style:name="co14" style:family="table-column">
      <style:table-column-properties fo:break-before="auto" style:column-width="0.6689in"/>
    </style:style>
    <style:style style:name="co15" style:family="table-column">
      <style:table-column-properties fo:break-before="auto" style:column-width="0.7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l_performance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nnamed: 0</text:p>
          </table:table-cell>
          <table:table-cell office:value-type="string" calcext:value-type="string">
            <text:p>model_name</text:p>
          </table:table-cell>
          <table:table-cell table:style-name="Default" office:value-type="string" calcext:value-type="string">
            <text:p>residual_subtract</text:p>
          </table:table-cell>
          <table:table-cell table:style-name="Default" office:value-type="string" calcext:value-type="string">
            <text:p>tot_flow</text:p>
          </table:table-cell>
          <table:table-cell table:style-name="Default" office:value-type="string" calcext:value-type="string">
            <text:p>res_flow</text:p>
          </table:table-cell>
          <table:table-cell table:style-name="Default" office:value-type="string" calcext:value-type="string">
            <text:p>tot_resflow</text:p>
          </table:table-cell>
          <table:table-cell office:value-type="string" calcext:value-type="string">
            <text:p>loss_train</text:p>
          </table:table-cell>
          <table:table-cell office:value-type="string" calcext:value-type="string">
            <text:p>metric_train</text:p>
          </table:table-cell>
          <table:table-cell office:value-type="string" calcext:value-type="string">
            <text:p>loss_val</text:p>
          </table:table-cell>
          <table:table-cell office:value-type="string" calcext:value-type="string">
            <text:p>metric_val</text:p>
          </table:table-cell>
          <table:table-cell office:value-type="string" calcext:value-type="string">
            <text:p>loss_test</text:p>
          </table:table-cell>
          <table:table-cell office:value-type="string" calcext:value-type="string">
            <text:p>metric_test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963" calcext:value-type="float">
            <text:p>0.0963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953" calcext:value-type="float">
            <text:p>0.0953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1052" calcext:value-type="float">
            <text:p>0.1052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881" calcext:value-type="float">
            <text:p>0.0881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1117" calcext:value-type="float">
            <text:p>0.1117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359" calcext:value-type="float">
            <text:p>0.1359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1378" calcext:value-type="float">
            <text:p>0.1378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363" calcext:value-type="float">
            <text:p>0.136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1391" calcext:value-type="float">
            <text:p>0.1391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948" calcext:value-type="float">
            <text:p>0.0948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1438" calcext:value-type="float">
            <text:p>0.1438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1" calcext:value-type="float">
            <text:p>0.1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372" calcext:value-type="float">
            <text:p>0.1372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1382" calcext:value-type="float">
            <text:p>0.1382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398" calcext:value-type="float">
            <text:p>0.1398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1383" calcext:value-type="float">
            <text:p>0.1383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1394" calcext:value-type="float">
            <text:p>0.1394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4" calcext:value-type="float">
            <text:p>0.04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468" calcext:value-type="float">
            <text:p>0.1468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" calcext:value-type="float">
            <text:p>0.03</text:p>
          </table:table-cell>
          <table:table-cell office:value-type="float" office:value="0.1254" calcext:value-type="float">
            <text:p>0.1254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223" calcext:value-type="float">
            <text:p>0.1223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53" calcext:value-type="float">
            <text:p>0.1153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1134" calcext:value-type="float">
            <text:p>0.1134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1147" calcext:value-type="float">
            <text:p>0.1147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1123" calcext:value-type="float">
            <text:p>0.112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1498" calcext:value-type="float">
            <text:p>0.1498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1251" calcext:value-type="float">
            <text:p>0.1251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34" calcext:value-type="float">
            <text:p>0.034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1435" calcext:value-type="float">
            <text:p>0.1435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153" calcext:value-type="float">
            <text:p>0.1153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165" calcext:value-type="float">
            <text:p>0.1165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1168" calcext:value-type="float">
            <text:p>0.1168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127" calcext:value-type="float">
            <text:p>0.1127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6" calcext:value-type="float">
            <text:p>0.026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1147" calcext:value-type="float">
            <text:p>0.114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157" calcext:value-type="float">
            <text:p>0.1157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64" calcext:value-type="float">
            <text:p>0.1064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1361" calcext:value-type="float">
            <text:p>0.1361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369" calcext:value-type="float">
            <text:p>0.1369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1369" calcext:value-type="float">
            <text:p>0.1369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33" calcext:value-type="float">
            <text:p>0.033</text:p>
          </table:table-cell>
          <table:table-cell office:value-type="float" office:value="0.1354" calcext:value-type="float">
            <text:p>0.1354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1352" calcext:value-type="float">
            <text:p>0.1352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092" calcext:value-type="float">
            <text:p>0.1092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373" calcext:value-type="float">
            <text:p>0.1373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054" calcext:value-type="float">
            <text:p>0.054</text:p>
          </table:table-cell>
          <table:table-cell office:value-type="float" office:value="0.1613" calcext:value-type="float">
            <text:p>0.1613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03" calcext:value-type="float">
            <text:p>0.03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2" calcext:value-type="float">
            <text:p>0.032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369" calcext:value-type="float">
            <text:p>0.1369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207" calcext:value-type="float">
            <text:p>0.1207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1769" calcext:value-type="float">
            <text:p>0.1769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1231" calcext:value-type="float">
            <text:p>0.1231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1233" calcext:value-type="float">
            <text:p>0.1233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1596" calcext:value-type="float">
            <text:p>0.1596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1143" calcext:value-type="float">
            <text:p>0.1143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53" calcext:value-type="float">
            <text:p>0.1153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48" calcext:value-type="float">
            <text:p>0.1148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1134" calcext:value-type="float">
            <text:p>0.1134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99" calcext:value-type="float">
            <text:p>0.1199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99" calcext:value-type="float">
            <text:p>0.1199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99" calcext:value-type="float">
            <text:p>0.1199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99" calcext:value-type="float">
            <text:p>0.1199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99" calcext:value-type="float">
            <text:p>0.1199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379" calcext:value-type="float">
            <text:p>0.1379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1474" calcext:value-type="float">
            <text:p>0.1474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429" calcext:value-type="float">
            <text:p>0.1429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1271" calcext:value-type="float">
            <text:p>0.1271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134" calcext:value-type="float">
            <text:p>0.1134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82" calcext:value-type="float">
            <text:p>0.1182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1166" calcext:value-type="float">
            <text:p>0.1166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1216" calcext:value-type="float">
            <text:p>0.1216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39" calcext:value-type="float">
            <text:p>0.1239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1646" calcext:value-type="float">
            <text:p>0.1646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409" calcext:value-type="float">
            <text:p>0.1409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1" calcext:value-type="float">
            <text:p>0.031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1379" calcext:value-type="float">
            <text:p>0.1379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1383" calcext:value-type="float">
            <text:p>0.1383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1394" calcext:value-type="float">
            <text:p>0.1394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1" calcext:value-type="float">
            <text:p>0.031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1401" calcext:value-type="float">
            <text:p>0.1401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211" calcext:value-type="float">
            <text:p>0.1211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388" calcext:value-type="float">
            <text:p>0.1388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1216" calcext:value-type="float">
            <text:p>0.1216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1339" calcext:value-type="float">
            <text:p>0.1339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1352" calcext:value-type="float">
            <text:p>0.1352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1342" calcext:value-type="float">
            <text:p>0.1342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1342" calcext:value-type="float">
            <text:p>0.1342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1009" calcext:value-type="float">
            <text:p>0.1009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2" calcext:value-type="float">
            <text:p>0.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38" calcext:value-type="float">
            <text:p>0.1038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987" calcext:value-type="float">
            <text:p>0.0987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977" calcext:value-type="float">
            <text:p>0.0977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24" calcext:value-type="float">
            <text:p>0.1124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326" calcext:value-type="float">
            <text:p>0.1326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359" calcext:value-type="float">
            <text:p>0.1359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1298" calcext:value-type="float">
            <text:p>0.1298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1366" calcext:value-type="float">
            <text:p>0.1366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1359" calcext:value-type="float">
            <text:p>0.1359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/>
          <table:table-cell office:value-type="string" calcext:value-type="string">
            <text:p>nn_hyper_model0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1176" calcext:value-type="float">
            <text:p>0.1176</text:p>
          </table:table-cell>
        </table:table-row>
        <table:table-row table:style-name="ro1">
          <table:table-cell/>
          <table:table-cell office:value-type="string" calcext:value-type="string">
            <text:p>nn_hyper_model1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24" calcext:value-type="float">
            <text:p>0.1124</text:p>
          </table:table-cell>
        </table:table-row>
        <table:table-row table:style-name="ro1">
          <table:table-cell/>
          <table:table-cell office:value-type="string" calcext:value-type="string">
            <text:p>nn_hyper_model2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1171" calcext:value-type="float">
            <text:p>0.1171</text:p>
          </table:table-cell>
        </table:table-row>
        <table:table-row table:style-name="ro1">
          <table:table-cell/>
          <table:table-cell office:value-type="string" calcext:value-type="string">
            <text:p>nn_hyper_model3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02" calcext:value-type="float">
            <text:p>0.1102</text:p>
          </table:table-cell>
        </table:table-row>
        <table:table-row table:style-name="ro1">
          <table:table-cell/>
          <table:table-cell office:value-type="string" calcext:value-type="string">
            <text:p>nn_hyper_model4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007" calcext:value-type="float">
            <text:p>0.1007</text:p>
          </table:table-cell>
        </table:table-row>
        <table:table-row table:style-name="ro1">
          <table:table-cell/>
          <table:table-cell office:value-type="string" calcext:value-type="string">
            <text:p>nn_linear_regression_0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1328" calcext:value-type="float">
            <text:p>0.1328</text:p>
          </table:table-cell>
        </table:table-row>
        <table:table-row table:style-name="ro1">
          <table:table-cell/>
          <table:table-cell office:value-type="string" calcext:value-type="string">
            <text:p>nn_linear_regression_1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342" calcext:value-type="float">
            <text:p>0.1342</text:p>
          </table:table-cell>
        </table:table-row>
        <table:table-row table:style-name="ro1">
          <table:table-cell/>
          <table:table-cell office:value-type="string" calcext:value-type="string">
            <text:p>nn_linear_regression_2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2" calcext:value-type="float">
            <text:p>0.1342</text:p>
          </table:table-cell>
        </table:table-row>
        <table:table-row table:style-name="ro1">
          <table:table-cell/>
          <table:table-cell office:value-type="string" calcext:value-type="string">
            <text:p>nn_linear_regression_3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1328" calcext:value-type="float">
            <text:p>0.1328</text:p>
          </table:table-cell>
        </table:table-row>
        <table:table-row table:style-name="ro1">
          <table:table-cell/>
          <table:table-cell office:value-type="string" calcext:value-type="string">
            <text:p>nn_linear_regression_4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35" calcext:value-type="float">
            <text:p>0.135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model_name</text:p>
          </table:table-cell>
          <table:table-cell table:style-name="Default" office:value-type="string" calcext:value-type="string">
            <text:p>residual_subtract</text:p>
          </table:table-cell>
          <table:table-cell table:style-name="Default" office:value-type="string" calcext:value-type="string">
            <text:p>tot_flow</text:p>
          </table:table-cell>
          <table:table-cell table:style-name="Default" office:value-type="string" calcext:value-type="string">
            <text:p>res_flow</text:p>
          </table:table-cell>
          <table:table-cell table:style-name="Default" office:value-type="string" calcext:value-type="string">
            <text:p>tot_resflow</text:p>
          </table:table-cell>
          <table:table-cell office:value-type="string" calcext:value-type="string">
            <text:p>loss_train</text:p>
          </table:table-cell>
          <table:table-cell office:value-type="string" calcext:value-type="string">
            <text:p>metric_train</text:p>
          </table:table-cell>
          <table:table-cell office:value-type="string" calcext:value-type="string">
            <text:p>loss_val</text:p>
          </table:table-cell>
          <table:table-cell office:value-type="string" calcext:value-type="string">
            <text:p>metric_val</text:p>
          </table:table-cell>
          <table:table-cell office:value-type="string" calcext:value-type="string">
            <text:p>loss_test</text:p>
          </table:table-cell>
          <table:table-cell office:value-type="string" calcext:value-type="string">
            <text:p>metric_test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9056" calcext:value-type="float">
            <text:p>0.09056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9932" calcext:value-type="float">
            <text:p>0.09932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99" calcext:value-type="float">
            <text:p>0.1199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8974" calcext:value-type="float">
            <text:p>0.08974</text:p>
          </table:table-cell>
          <table:table-cell office:value-type="float" office:value="0.01976" calcext:value-type="float">
            <text:p>0.01976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116" calcext:value-type="float">
            <text:p>0.1116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11092" calcext:value-type="float">
            <text:p>0.11092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10266" calcext:value-type="float">
            <text:p>0.10266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0.11514" calcext:value-type="float">
            <text:p>0.11514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5836" calcext:value-type="float">
            <text:p>0.05836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.10378" calcext:value-type="float">
            <text:p>0.10378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1073" calcext:value-type="float">
            <text:p>0.1073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11168" calcext:value-type="float">
            <text:p>0.11168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11598" calcext:value-type="float">
            <text:p>0.11598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11124" calcext:value-type="float">
            <text:p>0.1112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10442" calcext:value-type="float">
            <text:p>0.10442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11456" calcext:value-type="float">
            <text:p>0.11456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11386" calcext:value-type="float">
            <text:p>0.11386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7534" calcext:value-type="float">
            <text:p>0.07534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10846" calcext:value-type="float">
            <text:p>0.10846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12274" calcext:value-type="float">
            <text:p>0.12274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322" calcext:value-type="float">
            <text:p>0.03322</text:p>
          </table:table-cell>
          <table:table-cell office:value-type="float" office:value="0.12792" calcext:value-type="float">
            <text:p>0.12792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11232" calcext:value-type="float">
            <text:p>0.11232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1361" calcext:value-type="float">
            <text:p>0.1361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11612" calcext:value-type="float">
            <text:p>0.11612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03474" calcext:value-type="float">
            <text:p>0.03474</text:p>
          </table:table-cell>
          <table:table-cell office:value-type="float" office:value="0.1338" calcext:value-type="float">
            <text:p>0.1338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9566" calcext:value-type="float">
            <text:p>0.09566</text:p>
          </table:table-cell>
          <table:table-cell office:value-type="float" office:value="0.02246" calcext:value-type="float">
            <text:p>0.02246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3238" calcext:value-type="float">
            <text:p>0.03238</text:p>
          </table:table-cell>
          <table:table-cell office:value-type="float" office:value="0.12958" calcext:value-type="float">
            <text:p>0.12958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11644" calcext:value-type="float">
            <text:p>0.11644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13416" calcext:value-type="float">
            <text:p>0.13416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284" calcext:value-type="float">
            <text:p>0.03284</text:p>
          </table:table-cell>
          <table:table-cell office:value-type="float" office:value="0.12728" calcext:value-type="float">
            <text:p>0.12728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88" calcext:value-type="float">
            <text:p>0.11488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0.13674" calcext:value-type="float">
            <text:p>0.13674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72" calcext:value-type="float">
            <text:p>0.03172</text:p>
          </table:table-cell>
          <table:table-cell office:value-type="float" office:value="0.12588" calcext:value-type="float">
            <text:p>0.12588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11528" calcext:value-type="float">
            <text:p>0.11528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13686" calcext:value-type="float">
            <text:p>0.13686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0.11554" calcext:value-type="float">
            <text:p>0.11554</text:p>
          </table:table-cell>
          <table:table-cell office:value-type="float" office:value="0.03516" calcext:value-type="float">
            <text:p>0.03516</text:p>
          </table:table-cell>
          <table:table-cell office:value-type="float" office:value="0.13442" calcext:value-type="float">
            <text:p>0.13442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12504" calcext:value-type="float">
            <text:p>0.1250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13894" calcext:value-type="float">
            <text:p>0.13894</text:p>
          </table:table-cell>
        </table:table-row>
        <table:table-row table:style-name="ro1">
          <table:table-cell office:value-type="string" calcext:value-type="string">
            <text:p>linear_regress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 office:value-type="string" calcext:value-type="string">
            <text:p>nn_linear_regression_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03686" calcext:value-type="float">
            <text:p>0.03686</text:p>
          </table:table-cell>
          <table:table-cell office:value-type="float" office:value="0.13932" calcext:value-type="float">
            <text:p>0.13932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7972" calcext:value-type="float">
            <text:p>0.07972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12164" calcext:value-type="float">
            <text:p>0.12164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12756" calcext:value-type="float">
            <text:p>0.12756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10036" calcext:value-type="float">
            <text:p>0.10036</text:p>
          </table:table-cell>
          <table:table-cell office:value-type="float" office:value="0.02752" calcext:value-type="float">
            <text:p>0.02752</text:p>
          </table:table-cell>
          <table:table-cell office:value-type="float" office:value="0.12238" calcext:value-type="float">
            <text:p>0.12238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1382" calcext:value-type="float">
            <text:p>0.1382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2058" calcext:value-type="float">
            <text:p>0.02058</text:p>
          </table:table-cell>
          <table:table-cell office:value-type="float" office:value="0.10616" calcext:value-type="float">
            <text:p>0.10616</text:p>
          </table:table-cell>
          <table:table-cell office:value-type="float" office:value="0.02752" calcext:value-type="float">
            <text:p>0.02752</text:p>
          </table:table-cell>
          <table:table-cell office:value-type="float" office:value="0.12332" calcext:value-type="float">
            <text:p>0.12332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11982" calcext:value-type="float">
            <text:p>0.11982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3184" calcext:value-type="float">
            <text:p>0.03184</text:p>
          </table:table-cell>
          <table:table-cell office:value-type="float" office:value="0.12392" calcext:value-type="float">
            <text:p>0.12392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13034" calcext:value-type="float">
            <text:p>0.13034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3292" calcext:value-type="float">
            <text:p>0.03292</text:p>
          </table:table-cell>
          <table:table-cell office:value-type="float" office:value="0.12624" calcext:value-type="float">
            <text:p>0.12624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0.14072" calcext:value-type="float">
            <text:p>0.14072</text:p>
          </table:table-cell>
        </table:table-row>
        <table:table-row table:style-name="ro1">
          <table:table-cell office:value-type="string" calcext:value-type="string">
            <text:p>nn_hyper_model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9488" calcext:value-type="float">
            <text:p>0.09488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3386" calcext:value-type="float">
            <text:p>0.03386</text:p>
          </table:table-cell>
          <table:table-cell office:value-type="float" office:value="0.1361" calcext:value-type="float">
            <text:p>0.1361</text:p>
          </table:table-cell>
        </table:table-row>
      </table:table>
      <table:named-expressions/>
      <table:database-ranges>
        <table:database-range table:name="__Anonymous_Sheet_DB__0" table:target-range-address="model_performance.A1:model_performance.L181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Sheet2.A1:Sheet2.K3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3T14:51:25.224426010</dc:date>
    <meta:editing-duration>PT27S</meta:editing-duration>
    <meta:editing-cycles>2</meta:editing-cycles>
    <meta:generator>LibreOffice/7.3.7.2$Linux_X86_64 LibreOffice_project/30$Build-2</meta:generator>
    <meta:document-statistic meta:table-count="2" meta:cell-count="2388" meta:object-count="0"/>
  </office:meta>
</office:document-meta>
</file>